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svg:stroke-width="0.051cm" svg:stroke-color="#ff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25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Nimbus Roman No9 L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P4" style:family="paragraph">
      <style:paragraph-properties fo:margin-left="0cm" fo:margin-right="0cm" fo:text-indent="0cm"/>
      <style:text-properties fo:font-family="'Nimbus Roman No9 L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family="'Nimbus Roman No9 L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family="FreeSerif" style:font-family-generic="roman" style:font-pitch="variable" fo:font-size="14pt" fo:font-style="italic" style:font-size-asian="12pt" style:font-style-asian="italic" style:font-size-complex="12pt" style:font-style-complex="italic"/>
    </style:style>
    <style:style style:name="T3" style:family="text">
      <style:text-properties style:text-position="sub 70%" fo:font-family="FreeSerif" style:font-family-generic="roman" style:font-pitch="variable" fo:font-size="14pt" fo:font-style="italic" style:font-size-asian="12pt" style:font-style-asian="italic" style:font-size-complex="12pt" style:font-style-complex="italic"/>
    </style:style>
    <style:style style:name="T4" style:family="text">
      <style:text-properties style:text-position="sub 70%" fo:font-family="'Nimbus Roman No9 L'" style:font-family-generic="roman" style:font-pitch="variable"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style:text-position="sub 70%" fo:font-family="'Nimbus Roman No9 L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family="'Nimbus Roman No9 L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text-position="sub 70%" fo:font-family="'Nimbus Roman No9 L'" style:font-family-generic="roman" style:font-pitch="variable" fo:font-size="14pt" fo:font-style="italic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364cm" svg:height="6.921cm" svg:x="0.365cm" svg:y="0.3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line draw:style-name="gr2" draw:text-style-name="P1" draw:layer="layout" svg:x1="2.19cm" svg:y1="1.205cm" svg:x2="2.625cm" svg:y2="1.661cm">
            <text:p text:style-name="P2"/>
          </draw:line>
          <draw:line draw:style-name="gr2" draw:text-style-name="P1" draw:layer="layout" svg:x1="2.19cm" svg:y1="1.661cm" svg:x2="2.625cm" svg:y2="1.205cm">
            <text:p text:style-name="P2"/>
          </draw:line>
        </draw:g>
        <draw:frame draw:style-name="gr3" draw:text-style-name="P3" draw:layer="layout" svg:width="1.306cm" svg:height="0.848cm" svg:x="9.489cm" svg:y="0.3cm">
          <draw:text-box>
            <text:p text:style-name="P2"><text:span text:style-name="T1">k=3</text:span></text:p>
          </draw:text-box>
        </draw:frame>
        <draw:g>
          <draw:line draw:style-name="gr2" draw:text-style-name="P1" draw:layer="layout" svg:x1="3.191cm" svg:y1="1.205cm" svg:x2="3.626cm" svg:y2="1.661cm">
            <text:p text:style-name="P2"/>
          </draw:line>
          <draw:line draw:style-name="gr2" draw:text-style-name="P1" draw:layer="layout" svg:x1="3.191cm" svg:y1="1.661cm" svg:x2="3.626cm" svg:y2="1.205cm">
            <text:p text:style-name="P2"/>
          </draw:line>
        </draw:g>
        <draw:g>
          <draw:line draw:style-name="gr2" draw:text-style-name="P1" draw:layer="layout" svg:x1="6.991cm" svg:y1="1.205cm" svg:x2="7.426cm" svg:y2="1.661cm">
            <text:p text:style-name="P2"/>
          </draw:line>
          <draw:line draw:style-name="gr2" draw:text-style-name="P1" draw:layer="layout" svg:x1="6.991cm" svg:y1="1.661cm" svg:x2="7.426cm" svg:y2="1.205cm">
            <text:p text:style-name="P2"/>
          </draw:line>
        </draw:g>
        <draw:g>
          <draw:line draw:style-name="gr2" draw:text-style-name="P1" draw:layer="layout" svg:x1="1.291cm" svg:y1="1.205cm" svg:x2="1.726cm" svg:y2="1.661cm">
            <text:p text:style-name="P2"/>
          </draw:line>
          <draw:line draw:style-name="gr2" draw:text-style-name="P1" draw:layer="layout" svg:x1="1.291cm" svg:y1="1.661cm" svg:x2="1.726cm" svg:y2="1.205cm">
            <text:p text:style-name="P2"/>
          </draw:line>
        </draw:g>
        <draw:g>
          <draw:line draw:style-name="gr2" draw:text-style-name="P1" draw:layer="layout" svg:x1="7.991cm" svg:y1="1.205cm" svg:x2="8.426cm" svg:y2="1.661cm">
            <text:p text:style-name="P2"/>
          </draw:line>
          <draw:line draw:style-name="gr2" draw:text-style-name="P1" draw:layer="layout" svg:x1="7.991cm" svg:y1="1.661cm" svg:x2="8.426cm" svg:y2="1.205cm">
            <text:p text:style-name="P2"/>
          </draw:line>
        </draw:g>
        <draw:g>
          <draw:line draw:style-name="gr2" draw:text-style-name="P1" draw:layer="layout" svg:x1="2.191cm" svg:y1="1.905cm" svg:x2="2.626cm" svg:y2="2.361cm">
            <text:p text:style-name="P2"/>
          </draw:line>
          <draw:line draw:style-name="gr2" draw:text-style-name="P1" draw:layer="layout" svg:x1="2.191cm" svg:y1="2.361cm" svg:x2="2.626cm" svg:y2="1.905cm">
            <text:p text:style-name="P2"/>
          </draw:line>
        </draw:g>
        <draw:g>
          <draw:line draw:style-name="gr2" draw:text-style-name="P1" draw:layer="layout" svg:x1="1.291cm" svg:y1="1.905cm" svg:x2="1.726cm" svg:y2="2.361cm">
            <text:p text:style-name="P2"/>
          </draw:line>
          <draw:line draw:style-name="gr2" draw:text-style-name="P1" draw:layer="layout" svg:x1="1.291cm" svg:y1="2.361cm" svg:x2="1.726cm" svg:y2="1.905cm">
            <text:p text:style-name="P2"/>
          </draw:line>
        </draw:g>
        <draw:g>
          <draw:line draw:style-name="gr2" draw:text-style-name="P1" draw:layer="layout" svg:x1="5.091cm" svg:y1="1.905cm" svg:x2="5.526cm" svg:y2="2.361cm">
            <text:p text:style-name="P2"/>
          </draw:line>
          <draw:line draw:style-name="gr2" draw:text-style-name="P1" draw:layer="layout" svg:x1="5.091cm" svg:y1="2.361cm" svg:x2="5.526cm" svg:y2="1.905cm">
            <text:p text:style-name="P2"/>
          </draw:line>
        </draw:g>
        <draw:g>
          <draw:line draw:style-name="gr2" draw:text-style-name="P1" draw:layer="layout" svg:x1="6.991cm" svg:y1="1.905cm" svg:x2="7.426cm" svg:y2="2.361cm">
            <text:p text:style-name="P2"/>
          </draw:line>
          <draw:line draw:style-name="gr2" draw:text-style-name="P1" draw:layer="layout" svg:x1="6.991cm" svg:y1="2.361cm" svg:x2="7.426cm" svg:y2="1.905cm">
            <text:p text:style-name="P2"/>
          </draw:line>
        </draw:g>
        <draw:g>
          <draw:line draw:style-name="gr2" draw:text-style-name="P1" draw:layer="layout" svg:x1="7.991cm" svg:y1="1.905cm" svg:x2="8.426cm" svg:y2="2.361cm">
            <text:p text:style-name="P2"/>
          </draw:line>
          <draw:line draw:style-name="gr2" draw:text-style-name="P1" draw:layer="layout" svg:x1="7.991cm" svg:y1="2.361cm" svg:x2="8.426cm" svg:y2="1.905cm">
            <text:p text:style-name="P2"/>
          </draw:line>
        </draw:g>
        <draw:g>
          <draw:line draw:style-name="gr2" draw:text-style-name="P1" draw:layer="layout" svg:x1="1.191cm" svg:y1="2.605cm" svg:x2="1.626cm" svg:y2="3.061cm">
            <text:p text:style-name="P2"/>
          </draw:line>
          <draw:line draw:style-name="gr2" draw:text-style-name="P1" draw:layer="layout" svg:x1="1.191cm" svg:y1="3.061cm" svg:x2="1.626cm" svg:y2="2.605cm">
            <text:p text:style-name="P2"/>
          </draw:line>
        </draw:g>
        <draw:g>
          <draw:line draw:style-name="gr2" draw:text-style-name="P1" draw:layer="layout" svg:x1="3.191cm" svg:y1="2.605cm" svg:x2="3.626cm" svg:y2="3.061cm">
            <text:p text:style-name="P2"/>
          </draw:line>
          <draw:line draw:style-name="gr2" draw:text-style-name="P1" draw:layer="layout" svg:x1="3.191cm" svg:y1="3.061cm" svg:x2="3.626cm" svg:y2="2.605cm">
            <text:p text:style-name="P2"/>
          </draw:line>
        </draw:g>
        <draw:g>
          <draw:line draw:style-name="gr2" draw:text-style-name="P1" draw:layer="layout" svg:x1="4.191cm" svg:y1="2.605cm" svg:x2="4.626cm" svg:y2="3.061cm">
            <text:p text:style-name="P2"/>
          </draw:line>
          <draw:line draw:style-name="gr2" draw:text-style-name="P1" draw:layer="layout" svg:x1="4.191cm" svg:y1="3.061cm" svg:x2="4.626cm" svg:y2="2.605cm">
            <text:p text:style-name="P2"/>
          </draw:line>
        </draw:g>
        <draw:g>
          <draw:line draw:style-name="gr2" draw:text-style-name="P1" draw:layer="layout" svg:x1="6.091cm" svg:y1="2.605cm" svg:x2="6.526cm" svg:y2="3.061cm">
            <text:p text:style-name="P2"/>
          </draw:line>
          <draw:line draw:style-name="gr2" draw:text-style-name="P1" draw:layer="layout" svg:x1="6.091cm" svg:y1="3.061cm" svg:x2="6.526cm" svg:y2="2.605cm">
            <text:p text:style-name="P2"/>
          </draw:line>
        </draw:g>
        <draw:g>
          <draw:line draw:style-name="gr2" draw:text-style-name="P1" draw:layer="layout" svg:x1="7.091cm" svg:y1="2.605cm" svg:x2="7.526cm" svg:y2="3.061cm">
            <text:p text:style-name="P2"/>
          </draw:line>
          <draw:line draw:style-name="gr2" draw:text-style-name="P1" draw:layer="layout" svg:x1="7.091cm" svg:y1="3.061cm" svg:x2="7.526cm" svg:y2="2.605cm">
            <text:p text:style-name="P2"/>
          </draw:line>
        </draw:g>
        <draw:g>
          <draw:line draw:style-name="gr2" draw:text-style-name="P1" draw:layer="layout" svg:x1="4.191cm" svg:y1="5.305cm" svg:x2="4.626cm" svg:y2="5.761cm">
            <text:p text:style-name="P2"/>
          </draw:line>
          <draw:line draw:style-name="gr2" draw:text-style-name="P1" draw:layer="layout" svg:x1="4.191cm" svg:y1="5.761cm" svg:x2="4.626cm" svg:y2="5.305cm">
            <text:p text:style-name="P2"/>
          </draw:line>
        </draw:g>
        <draw:g>
          <draw:line draw:style-name="gr2" draw:text-style-name="P1" draw:layer="layout" svg:x1="1.192cm" svg:y1="5.305cm" svg:x2="1.627cm" svg:y2="5.761cm">
            <text:p text:style-name="P2"/>
          </draw:line>
          <draw:line draw:style-name="gr2" draw:text-style-name="P1" draw:layer="layout" svg:x1="1.192cm" svg:y1="5.761cm" svg:x2="1.627cm" svg:y2="5.305cm">
            <text:p text:style-name="P2"/>
          </draw:line>
        </draw:g>
        <draw:g>
          <draw:line draw:style-name="gr2" draw:text-style-name="P1" draw:layer="layout" svg:x1="6.068cm" svg:y1="6.024cm" svg:x2="6.503cm" svg:y2="6.48cm">
            <text:p text:style-name="P2"/>
          </draw:line>
          <draw:line draw:style-name="gr2" draw:text-style-name="P1" draw:layer="layout" svg:x1="6.068cm" svg:y1="6.48cm" svg:x2="6.503cm" svg:y2="6.024cm">
            <text:p text:style-name="P2"/>
          </draw:line>
        </draw:g>
        <draw:g>
          <draw:line draw:style-name="gr2" draw:text-style-name="P1" draw:layer="layout" svg:x1="3.192cm" svg:y1="3.205cm" svg:x2="3.627cm" svg:y2="3.661cm">
            <text:p text:style-name="P2"/>
          </draw:line>
          <draw:line draw:style-name="gr2" draw:text-style-name="P1" draw:layer="layout" svg:x1="3.192cm" svg:y1="3.661cm" svg:x2="3.627cm" svg:y2="3.205cm">
            <text:p text:style-name="P2"/>
          </draw:line>
        </draw:g>
        <draw:g>
          <draw:line draw:style-name="gr2" draw:text-style-name="P1" draw:layer="layout" svg:x1="4.192cm" svg:y1="3.205cm" svg:x2="4.627cm" svg:y2="3.661cm">
            <text:p text:style-name="P2"/>
          </draw:line>
          <draw:line draw:style-name="gr2" draw:text-style-name="P1" draw:layer="layout" svg:x1="4.192cm" svg:y1="3.661cm" svg:x2="4.627cm" svg:y2="3.205cm">
            <text:p text:style-name="P2"/>
          </draw:line>
        </draw:g>
        <draw:g>
          <draw:line draw:style-name="gr2" draw:text-style-name="P1" draw:layer="layout" svg:x1="5.092cm" svg:y1="3.205cm" svg:x2="5.527cm" svg:y2="3.661cm">
            <text:p text:style-name="P2"/>
          </draw:line>
          <draw:line draw:style-name="gr2" draw:text-style-name="P1" draw:layer="layout" svg:x1="5.092cm" svg:y1="3.661cm" svg:x2="5.527cm" svg:y2="3.205cm">
            <text:p text:style-name="P2"/>
          </draw:line>
        </draw:g>
        <draw:g>
          <draw:line draw:style-name="gr2" draw:text-style-name="P1" draw:layer="layout" svg:x1="7.092cm" svg:y1="3.205cm" svg:x2="7.527cm" svg:y2="3.661cm">
            <text:p text:style-name="P2"/>
          </draw:line>
          <draw:line draw:style-name="gr2" draw:text-style-name="P1" draw:layer="layout" svg:x1="7.092cm" svg:y1="3.661cm" svg:x2="7.527cm" svg:y2="3.205cm">
            <text:p text:style-name="P2"/>
          </draw:line>
        </draw:g>
        <draw:g>
          <draw:line draw:style-name="gr2" draw:text-style-name="P1" draw:layer="layout" svg:x1="7.992cm" svg:y1="3.205cm" svg:x2="8.427cm" svg:y2="3.661cm">
            <text:p text:style-name="P2"/>
          </draw:line>
          <draw:line draw:style-name="gr2" draw:text-style-name="P1" draw:layer="layout" svg:x1="7.992cm" svg:y1="3.661cm" svg:x2="8.427cm" svg:y2="3.205cm">
            <text:p text:style-name="P2"/>
          </draw:line>
        </draw:g>
        <draw:g>
          <draw:line draw:style-name="gr2" draw:text-style-name="P1" draw:layer="layout" svg:x1="2.192cm" svg:y1="3.905cm" svg:x2="2.627cm" svg:y2="4.361cm">
            <text:p text:style-name="P2"/>
          </draw:line>
          <draw:line draw:style-name="gr2" draw:text-style-name="P1" draw:layer="layout" svg:x1="2.192cm" svg:y1="4.361cm" svg:x2="2.627cm" svg:y2="3.905cm">
            <text:p text:style-name="P2"/>
          </draw:line>
        </draw:g>
        <draw:g>
          <draw:line draw:style-name="gr2" draw:text-style-name="P1" draw:layer="layout" svg:x1="4.092cm" svg:y1="4.005cm" svg:x2="4.527cm" svg:y2="4.461cm">
            <text:p text:style-name="P2"/>
          </draw:line>
          <draw:line draw:style-name="gr2" draw:text-style-name="P1" draw:layer="layout" svg:x1="4.092cm" svg:y1="4.461cm" svg:x2="4.527cm" svg:y2="4.005cm">
            <text:p text:style-name="P2"/>
          </draw:line>
        </draw:g>
        <draw:g>
          <draw:line draw:style-name="gr2" draw:text-style-name="P1" draw:layer="layout" svg:x1="5.092cm" svg:y1="4.005cm" svg:x2="5.527cm" svg:y2="4.461cm">
            <text:p text:style-name="P2"/>
          </draw:line>
          <draw:line draw:style-name="gr2" draw:text-style-name="P1" draw:layer="layout" svg:x1="5.092cm" svg:y1="4.461cm" svg:x2="5.527cm" svg:y2="4.005cm">
            <text:p text:style-name="P2"/>
          </draw:line>
        </draw:g>
        <draw:g>
          <draw:line draw:style-name="gr2" draw:text-style-name="P1" draw:layer="layout" svg:x1="7.092cm" svg:y1="3.905cm" svg:x2="7.527cm" svg:y2="4.361cm">
            <text:p text:style-name="P2"/>
          </draw:line>
          <draw:line draw:style-name="gr2" draw:text-style-name="P1" draw:layer="layout" svg:x1="7.092cm" svg:y1="4.361cm" svg:x2="7.527cm" svg:y2="3.905cm">
            <text:p text:style-name="P2"/>
          </draw:line>
        </draw:g>
        <draw:g>
          <draw:line draw:style-name="gr2" draw:text-style-name="P1" draw:layer="layout" svg:x1="7.992cm" svg:y1="3.905cm" svg:x2="8.427cm" svg:y2="4.361cm">
            <text:p text:style-name="P2"/>
          </draw:line>
          <draw:line draw:style-name="gr2" draw:text-style-name="P1" draw:layer="layout" svg:x1="7.992cm" svg:y1="4.361cm" svg:x2="8.427cm" svg:y2="3.905cm">
            <text:p text:style-name="P2"/>
          </draw:line>
        </draw:g>
        <draw:g>
          <draw:line draw:style-name="gr2" draw:text-style-name="P1" draw:layer="layout" svg:x1="3.192cm" svg:y1="4.705cm" svg:x2="3.627cm" svg:y2="5.161cm">
            <text:p text:style-name="P2"/>
          </draw:line>
          <draw:line draw:style-name="gr2" draw:text-style-name="P1" draw:layer="layout" svg:x1="3.192cm" svg:y1="5.161cm" svg:x2="3.627cm" svg:y2="4.705cm">
            <text:p text:style-name="P2"/>
          </draw:line>
        </draw:g>
        <draw:g>
          <draw:line draw:style-name="gr2" draw:text-style-name="P1" draw:layer="layout" svg:x1="5.092cm" svg:y1="4.705cm" svg:x2="5.527cm" svg:y2="5.161cm">
            <text:p text:style-name="P2"/>
          </draw:line>
          <draw:line draw:style-name="gr2" draw:text-style-name="P1" draw:layer="layout" svg:x1="5.092cm" svg:y1="5.161cm" svg:x2="5.527cm" svg:y2="4.705cm">
            <text:p text:style-name="P2"/>
          </draw:line>
        </draw:g>
        <draw:g>
          <draw:line draw:style-name="gr2" draw:text-style-name="P1" draw:layer="layout" svg:x1="6.092cm" svg:y1="4.705cm" svg:x2="6.527cm" svg:y2="5.161cm">
            <text:p text:style-name="P2"/>
          </draw:line>
          <draw:line draw:style-name="gr2" draw:text-style-name="P1" draw:layer="layout" svg:x1="6.092cm" svg:y1="5.161cm" svg:x2="6.527cm" svg:y2="4.705cm">
            <text:p text:style-name="P2"/>
          </draw:line>
        </draw:g>
        <draw:g>
          <draw:line draw:style-name="gr2" draw:text-style-name="P1" draw:layer="layout" svg:x1="6.992cm" svg:y1="4.705cm" svg:x2="7.427cm" svg:y2="5.161cm">
            <text:p text:style-name="P2"/>
          </draw:line>
          <draw:line draw:style-name="gr2" draw:text-style-name="P1" draw:layer="layout" svg:x1="6.992cm" svg:y1="5.161cm" svg:x2="7.427cm" svg:y2="4.705cm">
            <text:p text:style-name="P2"/>
          </draw:line>
        </draw:g>
        <draw:g>
          <draw:line draw:style-name="gr2" draw:text-style-name="P1" draw:layer="layout" svg:x1="7.992cm" svg:y1="4.705cm" svg:x2="8.427cm" svg:y2="5.161cm">
            <text:p text:style-name="P2"/>
          </draw:line>
          <draw:line draw:style-name="gr2" draw:text-style-name="P1" draw:layer="layout" svg:x1="7.992cm" svg:y1="5.161cm" svg:x2="8.427cm" svg:y2="4.705cm">
            <text:p text:style-name="P2"/>
          </draw:line>
        </draw:g>
        <draw:g>
          <draw:line draw:style-name="gr2" draw:text-style-name="P1" draw:layer="layout" svg:x1="6.992cm" svg:y1="5.305cm" svg:x2="7.427cm" svg:y2="5.761cm">
            <text:p text:style-name="P2"/>
          </draw:line>
          <draw:line draw:style-name="gr2" draw:text-style-name="P1" draw:layer="layout" svg:x1="6.992cm" svg:y1="5.761cm" svg:x2="7.427cm" svg:y2="5.305cm">
            <text:p text:style-name="P2"/>
          </draw:line>
        </draw:g>
        <draw:g>
          <draw:line draw:style-name="gr2" draw:text-style-name="P1" draw:layer="layout" svg:x1="5.092cm" svg:y1="5.305cm" svg:x2="5.527cm" svg:y2="5.761cm">
            <text:p text:style-name="P2"/>
          </draw:line>
          <draw:line draw:style-name="gr2" draw:text-style-name="P1" draw:layer="layout" svg:x1="5.092cm" svg:y1="5.761cm" svg:x2="5.527cm" svg:y2="5.305cm">
            <text:p text:style-name="P2"/>
          </draw:line>
        </draw:g>
        <draw:g>
          <draw:line draw:style-name="gr2" draw:text-style-name="P1" draw:layer="layout" svg:x1="6.092cm" svg:y1="5.305cm" svg:x2="6.527cm" svg:y2="5.761cm">
            <text:p text:style-name="P2"/>
          </draw:line>
          <draw:line draw:style-name="gr2" draw:text-style-name="P1" draw:layer="layout" svg:x1="6.092cm" svg:y1="5.761cm" svg:x2="6.527cm" svg:y2="5.305cm">
            <text:p text:style-name="P2"/>
          </draw:line>
        </draw:g>
        <draw:g>
          <draw:line draw:style-name="gr2" draw:text-style-name="P1" draw:layer="layout" svg:x1="7.992cm" svg:y1="5.305cm" svg:x2="8.427cm" svg:y2="5.761cm">
            <text:p text:style-name="P2"/>
          </draw:line>
          <draw:line draw:style-name="gr2" draw:text-style-name="P1" draw:layer="layout" svg:x1="7.992cm" svg:y1="5.761cm" svg:x2="8.427cm" svg:y2="5.305cm">
            <text:p text:style-name="P2"/>
          </draw:line>
        </draw:g>
        <draw:g>
          <draw:line draw:style-name="gr2" draw:text-style-name="P1" draw:layer="layout" svg:x1="2.192cm" svg:y1="6.005cm" svg:x2="2.627cm" svg:y2="6.461cm">
            <text:p text:style-name="P2"/>
          </draw:line>
          <draw:line draw:style-name="gr2" draw:text-style-name="P1" draw:layer="layout" svg:x1="2.192cm" svg:y1="6.461cm" svg:x2="2.627cm" svg:y2="6.005cm">
            <text:p text:style-name="P2"/>
          </draw:line>
        </draw:g>
        <draw:g>
          <draw:line draw:style-name="gr2" draw:text-style-name="P1" draw:layer="layout" svg:x1="5.092cm" svg:y1="6.005cm" svg:x2="5.527cm" svg:y2="6.461cm">
            <text:p text:style-name="P2"/>
          </draw:line>
          <draw:line draw:style-name="gr2" draw:text-style-name="P1" draw:layer="layout" svg:x1="5.092cm" svg:y1="6.461cm" svg:x2="5.527cm" svg:y2="6.005cm">
            <text:p text:style-name="P2"/>
          </draw:line>
        </draw:g>
        <draw:g>
          <draw:line draw:style-name="gr2" draw:text-style-name="P1" draw:layer="layout" svg:x1="6.992cm" svg:y1="6.005cm" svg:x2="7.427cm" svg:y2="6.461cm">
            <text:p text:style-name="P2"/>
          </draw:line>
          <draw:line draw:style-name="gr2" draw:text-style-name="P1" draw:layer="layout" svg:x1="6.992cm" svg:y1="6.461cm" svg:x2="7.427cm" svg:y2="6.005cm">
            <text:p text:style-name="P2"/>
          </draw:line>
        </draw:g>
        <draw:g>
          <draw:line draw:style-name="gr2" draw:text-style-name="P1" draw:layer="layout" svg:x1="7.992cm" svg:y1="6.005cm" svg:x2="8.427cm" svg:y2="6.461cm">
            <text:p text:style-name="P2"/>
          </draw:line>
          <draw:line draw:style-name="gr2" draw:text-style-name="P1" draw:layer="layout" svg:x1="7.992cm" svg:y1="6.461cm" svg:x2="8.427cm" svg:y2="6.005cm">
            <text:p text:style-name="P2"/>
          </draw:line>
        </draw:g>
        <draw:frame draw:style-name="gr3" draw:text-style-name="P3" draw:layer="layout" svg:width="3.09cm" svg:height="0.963cm" svg:x="9.402cm" svg:y="1.094cm">
          <draw:text-box>
            <text:p text:style-name="P2"><text:span text:style-name="T2">u</text:span><text:span text:style-name="T3">a</text:span><text:span text:style-name="T1">={i</text:span><text:span text:style-name="T4">1</text:span><text:span text:style-name="T1">, i</text:span><text:span text:style-name="T5">5</text:span><text:span text:style-name="T1">, i</text:span><text:span text:style-name="T5">8</text:span><text:span text:style-name="T1">}</text:span></text:p>
          </draw:text-box>
        </draw:frame>
        <draw:g>
          <draw:line draw:style-name="gr2" draw:text-style-name="P1" draw:layer="layout" svg:x1="1.193cm" svg:y1="6.705cm" svg:x2="1.628cm" svg:y2="7.161cm">
            <text:p text:style-name="P2"/>
          </draw:line>
          <draw:line draw:style-name="gr2" draw:text-style-name="P1" draw:layer="layout" svg:x1="1.193cm" svg:y1="7.161cm" svg:x2="1.628cm" svg:y2="6.705cm">
            <text:p text:style-name="P2"/>
          </draw:line>
        </draw:g>
        <draw:g>
          <draw:line draw:style-name="gr2" draw:text-style-name="P1" draw:layer="layout" svg:x1="5.093cm" svg:y1="6.705cm" svg:x2="5.528cm" svg:y2="7.161cm">
            <text:p text:style-name="P2"/>
          </draw:line>
          <draw:line draw:style-name="gr2" draw:text-style-name="P1" draw:layer="layout" svg:x1="5.093cm" svg:y1="7.161cm" svg:x2="5.528cm" svg:y2="6.705cm">
            <text:p text:style-name="P2"/>
          </draw:line>
        </draw:g>
        <draw:g>
          <draw:line draw:style-name="gr2" draw:text-style-name="P1" draw:layer="layout" svg:x1="7.993cm" svg:y1="6.705cm" svg:x2="8.428cm" svg:y2="7.161cm">
            <text:p text:style-name="P2"/>
          </draw:line>
          <draw:line draw:style-name="gr2" draw:text-style-name="P1" draw:layer="layout" svg:x1="7.993cm" svg:y1="7.161cm" svg:x2="8.428cm" svg:y2="6.705cm">
            <text:p text:style-name="P2"/>
          </draw:line>
        </draw:g>
        <draw:frame draw:style-name="gr4" draw:text-style-name="P4" draw:layer="layout" svg:width="5.85cm" svg:height="0.954cm" svg:x="8.628cm" svg:y="6.478cm">
          <draw:text-box>
            <text:p text:style-name="P2"><text:span text:style-name="T1">Recommendation: </text:span><text:span text:style-name="T6">i</text:span><text:span text:style-name="T7">3</text:span><text:span text:style-name="T6">, </text:span><text:span text:style-name="T1">i</text:span><text:span text:style-name="T4">6</text:span><text:span text:style-name="T1">, i</text:span><text:span text:style-name="T4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478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ichael Hahsler</meta:initial-creator>
    <meta:creation-date>2008-06-24T10:06:57</meta:creation-date>
    <dc:creator>Michael Hahsler</dc:creator>
    <dc:date>2009-03-03T14:34:00</dc:date>
    <meta:editing-cycles>17</meta:editing-cycles>
    <meta:editing-duration>PT13H8M34S</meta:editing-duration>
    <meta:user-defined meta:name="Info 1"/>
    <meta:user-defined meta:name="Info 2"/>
    <meta:user-defined meta:name="Info 3"/>
    <meta:user-defined meta:name="Info 4"/>
    <meta:document-statistic meta:object-count="1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45in"/>
    </style:style>
    <style:style style:name="co2" style:family="table-column">
      <style:table-column-properties fo:break-before="auto" style:column-width="0.3827in"/>
    </style:style>
    <style:style style:name="co3" style:family="table-column">
      <style:table-column-properties fo:break-before="auto" style:column-width="0.9138in"/>
    </style:style>
    <style:style style:name="ro1" style:family="table-row">
      <style:table-row-properties style:row-height="0.2772in" fo:break-before="auto" style:use-optimal-row-height="true"/>
    </style:style>
    <style:style style:name="ro2" style:family="table-row">
      <style:table-row-properties style:row-height="0.3047in" fo:break-before="auto" style:use-optimal-row-height="true"/>
    </style:style>
    <style:style style:name="ro3" style:family="table-row">
      <style:table-row-properties style:row-height="0.2425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style:text-align-source="fix" style:repeat-content="false" fo:background-color="transparent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2" style:family="table-cell" style:parent-style-name="Default">
      <style:table-cell-properties fo:border-bottom="none" fo:background-color="#99ccff" style:text-align-source="fix" style:repeat-content="false" fo:border-left="none" fo:border-right="0.0138in solid #000000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4" style:family="table-cell" style:parent-style-name="Default">
      <style:table-cell-properties fo:border-bottom="none" fo:background-color="#99ccff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none" fo:border-top="0.0138in solid #000000"/>
      <style:paragraph-properties fo:text-align="center" fo:margin-left="0in"/>
      <style:text-properties style:font-name="FreeSerif" fo:font-size="14pt" style:font-size-asian="14pt" style:font-size-complex="14pt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7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8" style:family="table-cell" style:parent-style-name="Default">
      <style:table-cell-properties fo:border-bottom="0.0138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9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FreeSerif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erif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15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  <style:text-properties style:font-name="FreeSerif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FreeSerif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style:font-name="FreeSerif" fo:font-size="14pt" style:font-size-asian="14pt" style:font-size-complex="14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style:font-name="FreeSerif" fo:font-size="14pt" style:font-size-asian="14pt" style:font-size-complex="14p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21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22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70%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sub 70%" fo:font-style="italic" style:font-size-asian="10pt" style:font-style-asian="italic" style:font-size-complex="10pt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number-columns-repeated="8" table:default-cell-style-name="ce10"/>
        <table:table-column table:style-name="co3" table:number-columns-repeated="246" table:default-cell-style-name="ce10"/>
        <table:table-column table:style-name="co3" table:default-cell-style-name="ce20"/>
        <table:table-row table:style-name="ro1">
          <table:table-cell table:style-name="ce1"/>
          <table:table-cell table:style-name="ce8" office:value-type="string">
            <text:p><text:span text:style-name="T1">i</text:span><text:span text:style-name="T2">1</text:span></text:p>
          </table:table-cell>
          <table:table-cell table:style-name="ce8" office:value-type="string">
            <text:p><text:span text:style-name="T1">i</text:span><text:span text:style-name="T2">2</text:span></text:p>
          </table:table-cell>
          <table:table-cell table:style-name="ce8" office:value-type="string">
            <text:p><text:span text:style-name="T1">i</text:span><text:span text:style-name="T2">3</text:span></text:p>
          </table:table-cell>
          <table:table-cell table:style-name="ce8" office:value-type="string">
            <text:p><text:span text:style-name="T1">i</text:span><text:span text:style-name="T2">4</text:span></text:p>
          </table:table-cell>
          <table:table-cell table:style-name="ce8" office:value-type="string">
            <text:p><text:span text:style-name="T1">i</text:span><text:span text:style-name="T2">5</text:span></text:p>
          </table:table-cell>
          <table:table-cell table:style-name="ce8" office:value-type="string">
            <text:p><text:span text:style-name="T1">i</text:span><text:span text:style-name="T2">6</text:span></text:p>
          </table:table-cell>
          <table:table-cell table:style-name="ce8" office:value-type="string">
            <text:p><text:span text:style-name="T1">i</text:span><text:span text:style-name="T2">7</text:span></text:p>
          </table:table-cell>
          <table:table-cell table:style-name="ce8" office:value-type="string">
            <text:p><text:span text:style-name="T1">i</text:span><text:span text:style-name="T2">8</text:span></text:p>
          </table:table-cell>
          <table:table-cell table:style-name="ce18" table:number-columns-repeated="246"/>
          <table:table-cell table:style-name="ce19"/>
        </table:table-row>
        <table:table-row table:style-name="ro1">
          <table:table-cell table:style-name="ce2" office:value-type="string">
            <text:p><text:span text:style-name="T1">i</text:span><text:span text:style-name="T2">1</text:span>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0.2">
            <text:p>0.2</text:p>
          </table:table-cell>
          <table:table-cell table:style-name="ce12" office:value-type="float" office:value="0.4">
            <text:p>0.4</text:p>
          </table:table-cell>
          <table:table-cell table:style-name="ce9" office:value-type="float" office:value="0">
            <text:p>0</text:p>
          </table:table-cell>
          <table:table-cell table:style-name="ce15" office:value-type="float" office:value="0.1">
            <text:p>0.1</text:p>
          </table:table-cell>
          <table:table-cell table:number-columns-repeated="247"/>
        </table:table-row>
        <table:table-row table:style-name="ro2">
          <table:table-cell table:style-name="ce3" office:value-type="string">
            <text:p><text:span text:style-name="T1">i</text:span><text:span text:style-name="T3">2</text:span>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1" office:value-type="float" office:value="0.8">
            <text:p>0.8</text:p>
          </table:table-cell>
          <table:table-cell table:style-name="ce11" office:value-type="float" office:value="0.9">
            <text:p>0.9</text:p>
          </table:table-cell>
          <table:table-cell office:value-type="float" office:value="0">
            <text:p>0</text:p>
          </table:table-cell>
          <table:table-cell table:style-name="ce11"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ce16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style-name="ce3" office:value-type="string">
            <text:p><text:span text:style-name="T1">i</text:span><text:span text:style-name="T3">3</text:span></text:p>
          </table:table-cell>
          <table:table-cell office:value-type="float" office:value="0">
            <text:p>0</text:p>
          </table:table-cell>
          <table:table-cell table:style-name="ce11"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table:style-name="ce17" office:value-type="float" office:value="0.5">
            <text:p>0.5</text:p>
          </table:table-cell>
          <table:table-cell table:number-columns-repeated="247"/>
        </table:table-row>
        <table:table-row table:style-name="ro2">
          <table:table-cell table:style-name="ce3" office:value-type="string">
            <text:p><text:span text:style-name="T1">i</text:span><text:span text:style-name="T3">4</text:span>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.3">
            <text:p>0.3</text:p>
          </table:table-cell>
          <table:table-cell office:value-type="float" office:value="0">
            <text:p>0</text:p>
          </table:table-cell>
          <table:table-cell table:style-name="ce16" office:value-type="float" office:value="0.1">
            <text:p>0.1</text:p>
          </table:table-cell>
          <table:table-cell table:number-columns-repeated="247"/>
        </table:table-row>
        <table:table-row table:style-name="ro2">
          <table:table-cell table:style-name="ce4" office:value-type="string">
            <text:p><text:span text:style-name="T1">i</text:span><text:span text:style-name="T3">5</text:span></text:p>
          </table:table-cell>
          <table:table-cell table:style-name="ce12" office:value-type="float" office:value="0.2">
            <text:p>0.2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0.4">
            <text:p>0.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0.1">
            <text:p>0.1</text:p>
          </table:table-cell>
          <table:table-cell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9" table:number-columns-repeated="246"/>
          <table:table-cell table:style-name="ce21"/>
        </table:table-row>
        <table:table-row table:style-name="ro2">
          <table:table-cell table:style-name="ce3" office:value-type="string">
            <text:p><text:span text:style-name="T1">i</text:span><text:span text:style-name="T3">6</text:span></text:p>
          </table:table-cell>
          <table:table-cell table:style-name="ce11" office:value-type="float" office:value="0.4">
            <text:p>0.4</text:p>
          </table:table-cell>
          <table:table-cell table:style-name="ce11"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ce11"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 office:value-type="float" office:value="0.1">
            <text:p>0.1</text:p>
          </table:table-cell>
          <table:table-cell table:number-columns-repeated="247"/>
        </table:table-row>
        <table:table-row table:style-name="ro2">
          <table:table-cell table:style-name="ce3" office:value-type="string">
            <text:p><text:span text:style-name="T1">i</text:span><text:span text:style-name="T3">7</text:span></text:p>
          </table:table-cell>
          <table:table-cell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11" office:value-type="float" office:value="0.3">
            <text:p>0.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style-name="ce4" office:value-type="string">
            <text:p><text:span text:style-name="T1">i</text:span><text:span text:style-name="T3">8</text:span></text:p>
          </table:table-cell>
          <table:table-cell table:style-name="ce13" office:value-type="float" office:value="0.1">
            <text:p>0.1</text:p>
          </table:table-cell>
          <table:table-cell table:style-name="ce15"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0.1">
            <text:p>0.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.1">
            <text:p>0.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9" table:number-columns-repeated="246"/>
          <table:table-cell table:style-name="ce21"/>
        </table:table-row>
        <table:table-row table:style-name="ro3">
          <table:table-cell table:style-name="ce5"/>
          <table:table-cell table:style-name="ce5" office:value-type="float" office:value="0.3">
            <text:p>0.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9">
            <text:p>0.9</text:p>
          </table:table-cell>
          <table:table-cell table:style-name="ce5" office:value-type="float" office:value="0.4">
            <text:p>0.4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5">
            <text:p>0.5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47"/>
        </table:table-row>
        <table:table-row table:style-name="ro4" table:number-rows-repeated="65525">
          <table:table-cell table:number-columns-repeated="256"/>
        </table:table-row>
        <table:table-row table:style-name="ro4">
          <table:table-cell table:style-name="ce7"/>
          <table:table-cell table:style-name="ce14" table:number-columns-repeated="254"/>
          <table:table-cell table:style-name="ce2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3">03/03/2009</text:date>, <text:time>14:3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